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4000000D91DC4CE20C8F961C9.png" manifest:media-type="image/png"/>
  <manifest:file-entry manifest:full-path="Pictures/10000000000001940000013DD833A09716284862.png" manifest:media-type="image/png"/>
  <manifest:file-entry manifest:full-path="Pictures/10000000000001A8000001A426270493A35FD59F.png" manifest:media-type="image/png"/>
  <manifest:file-entry manifest:full-path="Pictures/10000000000001D9000000A54742DD939F8339C2.png" manifest:media-type="image/png"/>
  <manifest:file-entry manifest:full-path="Pictures/1000000000000175000000953A52192E3C56535B.png" manifest:media-type="image/png"/>
  <manifest:file-entry manifest:full-path="Pictures/10000000000001740000008D085C4F34DC8BA637.png" manifest:media-type="image/png"/>
  <manifest:file-entry manifest:full-path="Pictures/10000000000001700000008C388A3019C348BB65.png" manifest:media-type="image/png"/>
  <manifest:file-entry manifest:full-path="Pictures/100000000000017200000092EAE509B8F334E689.png" manifest:media-type="image/png"/>
  <manifest:file-entry manifest:full-path="Pictures/1000000000000175000000C553A0212014B796CF.png" manifest:media-type="image/png"/>
  <manifest:file-entry manifest:full-path="Pictures/10000000000001620000008AABFD48751C1F3F5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4214" officeooo:paragraph-rsid="000f421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f4214" officeooo:paragraph-rsid="000f421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0pt" fo:font-weight="bold" officeooo:rsid="000f4214" officeooo:paragraph-rsid="000f4214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ATIVIDADE 18 DE ABRIL</text:p>
      <text:p text:style-name="P3">Alunos: Gustavo Luiz, Julio Cesar</text:p>
      <text:p text:style-name="P1"/>
      <text:p text:style-name="P1"/>
      <text:p text:style-name="P1"/>
      <text:p text:style-name="P1">1) <draw:frame draw:style-name="fr3" draw:name="Figura1" text:anchor-type="char" svg:width="10.689cm" svg:height="8.387cm" draw:z-index="0"><draw:image xlink:href="Pictures/10000000000001940000013DD833A0971628486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Figura2" text:anchor-type="char" svg:width="12.515cm" svg:height="4.366cm" draw:z-index="1"><draw:image xlink:href="Pictures/10000000000001D9000000A54742DD939F8339C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3" text:anchor-type="paragraph" svg:x="2.865cm" svg:y="0.182cm" svg:width="11.218cm" svg:height="11.113cm" draw:z-index="2"><draw:image xlink:href="Pictures/10000000000001A8000001A426270493A35FD59F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4" text:anchor-type="paragraph" svg:x="0.529cm" svg:y="0.376cm" svg:width="17cm" svg:height="5.094cm" draw:z-index="3"><draw:image xlink:href="Pictures/10000000000002D4000000D91DC4CE20C8F961C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) a)</text:p>
      <text:p text:style-name="P1"><draw:frame draw:style-name="fr1" draw:name="Figura5" text:anchor-type="char" svg:x="2.508cm" svg:y="0.175cm" svg:width="9.869cm" svg:height="3.942cm" draw:z-index="4"><draw:image xlink:href="Pictures/1000000000000175000000953A52192E3C56535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6" text:anchor-type="paragraph" svg:x="2.362cm" svg:y="0.503cm" svg:width="9.843cm" svg:height="3.731cm" draw:z-index="5"><draw:image xlink:href="Pictures/10000000000001740000008D085C4F34DC8BA637.png" xlink:type="simple" xlink:show="embed" xlink:actuate="onLoad" draw:mime-type="image/png"/></draw:frame>b)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7" text:anchor-type="paragraph" svg:x="2.309cm" svg:y="0.582cm" svg:width="9.737cm" svg:height="3.704cm" draw:z-index="6"><draw:image xlink:href="Pictures/10000000000001700000008C388A3019C348BB65.png" xlink:type="simple" xlink:show="embed" xlink:actuate="onLoad" draw:mime-type="image/png"/></draw:frame>c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8" text:anchor-type="paragraph" svg:x="2.441cm" svg:y="0.847cm" svg:width="9.79cm" svg:height="3.863cm" draw:z-index="7"><draw:image xlink:href="Pictures/100000000000017200000092EAE509B8F334E689.png" xlink:type="simple" xlink:show="embed" xlink:actuate="onLoad" draw:mime-type="image/png"/></draw:frame>d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9" text:anchor-type="paragraph" svg:x="2.626cm" svg:y="0.9cm" svg:width="9.366cm" svg:height="3.651cm" draw:z-index="8"><draw:image xlink:href="Pictures/10000000000001620000008AABFD48751C1F3F55.png" xlink:type="simple" xlink:show="embed" xlink:actuate="onLoad" draw:mime-type="image/png"/></draw:frame>e)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f<draw:frame draw:style-name="fr1" draw:name="Figura10" text:anchor-type="char" svg:x="3.567cm" svg:y="0.794cm" svg:width="9.869cm" svg:height="5.212cm" draw:z-index="9"><draw:image xlink:href="Pictures/1000000000000175000000C553A0212014B796CF.png" xlink:type="simple" xlink:show="embed" xlink:actuate="onLoad" draw:mime-type="image/png"/></draw:frame>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8T15:32:08.704000000</meta:creation-date>
    <dc:date>2023-04-18T16:16:40.101000000</dc:date>
    <meta:editing-duration>PT44M49S</meta:editing-duration>
    <meta:editing-cycles>1</meta:editing-cycles>
    <meta:document-statistic meta:table-count="0" meta:image-count="10" meta:object-count="0" meta:page-count="4" meta:paragraph-count="9" meta:word-count="17" meta:character-count="74" meta:non-whitespace-character-count="63"/>
    <meta:generator>LibreOffice/7.4.4.2$Windows_X86_64 LibreOffice_project/85569322deea74ec9134968a29af2df5663baa21</meta:generator>
  </office:meta>
</office:document-meta>
</file>